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3465a4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4.305cm" svg:height="8.046cm" svg:x="0cm" svg:y="4.544cm">
            <draw:object draw:notify-on-update-of-ranges="Лист1.A1:Лист1.A1 Лист1.A2:Лист1.A5 Лист1.B1:Лист1.B1 Лист1.B2:Лист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57cm" svg:height="8.3cm" svg:x="15.643cm" svg:y="4.49cm">
            <draw:object draw:notify-on-update-of-ranges="Лист1.D1:Лист1.D1 Лист1.D2:Лист1.D5 Лист1.E1:Лист1.E1 Лист1.E2:Лист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time(ms)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time(ms)</text:p>
          </table:table-cell>
        </table:table-row>
        <table:table-row table:style-name="ro1">
          <table:table-cell office:value-type="string" calcext:value-type="string">
            <text:p>10^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0^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10^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0^6</text:p>
          </table:table-cell>
          <table:table-cell office:value-type="float" office:value="6052" calcext:value-type="float">
            <text:p>6052</text:p>
          </table:table-cell>
          <table:table-cell/>
          <table:table-cell office:value-type="string" calcext:value-type="string">
            <text:p>10^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10^7</text:p>
          </table:table-cell>
          <table:table-cell office:value-type="float" office:value="62319" calcext:value-type="float">
            <text:p>62319</text:p>
          </table:table-cell>
          <table:table-cell/>
          <table:table-cell office:value-type="string" calcext:value-type="string">
            <text:p>10^7</text:p>
          </table:table-cell>
          <table:table-cell office:value-type="float" office:value="22194" calcext:value-type="float">
            <text:p>22194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INSER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Search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1:08:42.780450600</meta:creation-date>
    <dc:date>2025-06-21T11:23:25.771337400</dc:date>
    <meta:editing-duration>PT14M43S</meta:editing-duration>
    <meta:editing-cycles>3</meta:editing-cycles>
    <meta:generator>LibreOffice/25.2.2.2$Windows_X86_64 LibreOffice_project/7370d4be9e3cf6031a51beef54ff3bda878e3fac</meta:generator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06cm" svg:height="8.047cm" xlink:href=".." xlink:type="simple" chart:class="chart:line" chart:style-name="ch1">
        <chart:legend chart:legend-position="end" svg:x="11.59cm" svg:y="3.728cm" style:legend-expansion="high" chart:style-name="ch2"/>
        <chart:plot-area chart:style-name="ch3" svg:x="0.286cm" svg:y="0.16cm" svg:width="11.018cm" svg:height="7.727cm">
          <chart:coordinate-region svg:x="1.518cm" svg:y="0.355cm" svg:width="9.407cm" svg:height="6.893cm"/>
          <chart:axis chart:dimension="x" chart:name="primary-x" chart:style-name="ch4" chartooo:axis-type="auto">
            <chartooo:date-scale/>
            <chart:categories table:cell-range-address="Лист1.A2:Лист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5" chart:label-cell-address="Лист1.B1:Лист1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)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4</text:p>
                <draw:g>
                  <svg:desc>Лист1.A2:Лист1.A5</svg:desc>
                </draw:g>
              </table:table-cell>
              <table:table-cell office:value-type="float" office:value="17">
                <text:p>17</text:p>
                <draw:g>
                  <svg:desc>Лист1.B2:Лист1.B5</svg:desc>
                </draw:g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62319">
                <text:p>62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58cm" svg:height="8.301cm" xlink:href=".." xlink:type="simple" chart:class="chart:scatter" chart:style-name="ch1">
        <chart:legend chart:legend-position="end" svg:x="12.042cm" svg:y="3.855cm" style:legend-expansion="high" chart:style-name="ch2"/>
        <chart:plot-area chart:style-name="ch3" svg:x="0.295cm" svg:y="0.166cm" svg:width="11.452cm" svg:height="7.969cm">
          <chart:coordinate-region svg:x="1.527cm" svg:y="0.362cm" svg:width="9.973cm" svg:height="7.134cm"/>
          <chart:axis chart:dimension="x" chart:name="primary-x" chart:style-name="ch4" chartooo:axis-type="auto">
            <chart:categories table:cell-range-address="Лист1.D2:Лист1.D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2:Лист1.E5" chart:label-cell-address="Лист1.E1:Лист1.E1" chart:class="chart:scatte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)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4</text:p>
                <draw:g>
                  <svg:desc>Лист1.D2:Лист1.D5</svg:desc>
                </draw:g>
              </table:table-cell>
              <table:table-cell office:value-type="float" office:value="3">
                <text:p>3</text:p>
                <draw:g>
                  <svg:desc>Лист1.E2:Лист1.E5</svg:desc>
                </draw:g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2194">
                <text:p>221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